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29" calcext:value-type="float">
            <text:p>829</text:p>
          </table:table-cell>
          <table:table-cell table:style-name="ce7" table:formula="of:=COUNTIF([.B7:.B999];&quot;X&quot;)" office:value-type="float" office:value="705" calcext:value-type="float">
            <text:p>705</text:p>
          </table:table-cell>
          <table:table-cell table:style-name="ce7" table:formula="of:=COUNTIF([.C7:.C999];&quot;X&quot;)" office:value-type="float" office:value="16" calcext:value-type="float">
            <text:p>16</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6" calcext:value-type="float">
            <text:p>96</text:p>
          </table:table-cell>
          <table:table-cell table:style-name="ce25" table:formula="of:=SUM([.B2:.F2])" office:value-type="float" office:value="883" calcext:value-type="float">
            <text:p>88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2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20">00/00/0000</text:date>, <text:time style:data-style-name="N2" text:time-value="19:29:28.40728683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20T19:30:13.233490904</dc:date>
    <meta:editing-duration>PT23H14M49S</meta:editing-duration>
    <meta:editing-cycles>820</meta:editing-cycles>
    <meta:document-statistic meta:table-count="1" meta:cell-count="4991" meta:object-count="0"/>
  </office:meta>
</office:document-meta>
</file>